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pirical observations of robot environments and control algorithms</text:p>
      <text:p text:style-name="Standard"/>
      <text:p text:style-name="Standard">Controller Layer</text:p>
      <text:list xml:id="list780589776" text:style-name="L3">
        <text:list-item>
          <text:p text:style-name="P1">Reactive feedback control loops for primitive tasks: obstacle avoidance, wall following etc. </text:p>
        </text:list-item>
        <text:list-item>
          <text:p text:style-name="P1">Tight coupling of sensors to actuators</text:p>
        </text:list-item>
        <text:list-item>
          <text:p text:style-name="P1">Hand crafted primitive behaviours or skills that come from simple transfer functions</text:p>
        </text:list-item>
        <text:list-item>
          <text:p text:style-name="P1">Constant <text:s/>or minimum space and time-bounded computational complexity of transfer functions</text:p>
        </text:list-item>
        <text:list-item>
          <text:p text:style-name="P1">Designed to detect any failure to perform a function</text:p>
        </text:list-item>
        <text:list-item>
          <text:p text:style-name="P1">Limited use of internal state</text:p>
        </text:list-item>
        <text:list-item>
          <text:p text:style-name="P1">Behaviours are continuous irrespective of internal states</text:p>
        </text:list-item>
        <text:list-item>
          <text:p text:style-name="P1">Hard real-time guarantee can be made</text:p>
        </text:list-item>
      </text:list>
      <text:p text:style-name="Standard"/>
      <text:p text:style-name="Standard">vs. CSC:</text:p>
      <text:list xml:id="list781117313" text:style-name="L4">
        <text:list-item>
          <text:p text:style-name="P2">Communication as a means of sensing : obtain pose, task information from external sources</text:p>
        </text:list-item>
        <text:list-item>
          <text:p text:style-name="P2">Observing simple behaviours in discrete steps triggered by events</text:p>
        </text:list-item>
        <text:list-item>
          <text:p text:style-name="P2">Continuous behaviours, no use of internal states of past or present</text:p>
        </text:list-item>
        <text:list-item>
          <text:p text:style-name="P2">Simple finite state machine: consists of four states: Unavailable, Available, Moving, Idle</text:p>
        </text:list-item>
        <text:list-item>
          <text:p text:style-name="P2">No detection of failures to perform a function and no reporting to Sequencer</text:p>
          <text:p text:style-name="P2"/>
        </text:list-item>
      </text:list>
      <text:p text:style-name="Standard"/>
      <text:p text:style-name="Standard">Sequencing Layer</text:p>
      <text:p text:style-name="Standard"/>
      <text:list xml:id="list1429269765" text:style-name="L5">
        <text:list-item>
          <text:p text:style-name="P3">Select/ activate primitive behaviours</text:p>
        </text:list-item>
        <text:list-item>
          <text:p text:style-name="P3">Conditional sequencing by conditional response: no linear sequence</text:p>
        </text:list-item>
        <text:list-item>
          <text:p text:style-name="P3">Can respond to contingencies and multiple parallel tasks</text:p>
        </text:list-item>
        <text:list-item>
          <text:p text:style-name="P3">Special purpose languages desirable</text:p>
        </text:list-item>
        <text:list-item>
          <text:p text:style-name="P3">Short-time computation allowed but not time-consuming search or computer vision algorithms</text:p>
        </text:list-item>
      </text:list>
      <text:list xml:id="list1652275945" text:continue-list="list781117313" text:style-name="L4">
        <text:list-item>
          <text:p text:style-name="P2">Fast w.r.t to environmental changes but not in hard real-time</text:p>
        </text:list-item>
      </text:list>
      <text:p text:style-name="Standard"/>
      <text:p text:style-name="Standard"/>
      <text:p text:style-name="Standard">vs. DEM:</text:p>
      <text:list xml:id="list209915269" text:style-name="L6">
        <text:list-item>
          <text:p text:style-name="P4">Events triggers the behaviours : no if/else checking, no explicit enumeration of all possible tasks</text:p>
        </text:list-item>
        <text:list-item>
          <text:p text:style-name="P4">Multiple parallel tasks support by event</text:p>
        </text:list-item>
        <text:list-item>
          <text:p text:style-name="P4">Store and serve data to upper Application layer</text:p>
        </text:list-item>
      </text:list>
      <text:list xml:id="list391255398" text:continue-list="list1429269765" text:style-name="L6">
        <text:list-item>
          <text:p text:style-name="P4">No Special purpose language needed</text:p>
        </text:list-item>
        <text:list-item>
          <text:p text:style-name="P4">No <text:s/>computation but serving data and events</text:p>
        </text:list-item>
      </text:list>
      <text:p text:style-name="Standard"/>
      <text:p text:style-name="Standard">Deliberator:</text:p>
      <text:list xml:id="list631579640" text:style-name="L7">
        <text:list-item>
          <text:p text:style-name="P5">All time consuming computations: planning and search algorithms</text:p>
        </text:list-item>
        <text:list-item>
          <text:p text:style-name="P5">Produce plan and send to Sequencer or respond queries of <text:s/>Sequencer</text:p>
        </text:list-item>
        <text:list-item>
          <text:p text:style-name="P5">Slow <text:s/>w.r.t to environmental changes but not in hard real-time</text:p>
        </text:list-item>
      </text:list>
      <text:p text:style-name="Standard"/>
      <text:p text:style-name="Standard">vs Application </text:p>
      <text:list xml:id="list318835929" text:style-name="L8">
        <text:list-item>
          <text:p text:style-name="P6">All application code that helps robots to do higher level tasks based on higher level <text:soft-page-break/>algorithms: task selection, image processing etc.</text:p>
        </text:list-item>
        <text:list-item>
          <text:p text:style-name="P6">Relies on DEM for exchange <text:s/>of real-time data and activation</text:p>
        </text:list-item>
        <text:list-item>
          <text:p text:style-name="P6">Generate events and queue them in DEM</text:p>
        </text:list-item>
        <text:list-item>
          <text:p text:style-name="P6">Can be resource intensive or fast</text:p>
        </text:list-item>
        <text:list-item>
          <text:p text:style-name="P6">Can support distributed process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3T12:59:15</meta:creation-date>
    <meta:generator>OpenOffice.org/3.1$Linux OpenOffice.org_project/310m19$Build-9420</meta:generator>
    <dc:date>2010-04-15T11:51:17</dc:date>
    <dc:creator>Omar </dc:creator>
    <meta:editing-duration>PT35H46M57S</meta:editing-duration>
    <meta:editing-cycles>14</meta:editing-cycles>
    <meta:document-statistic meta:table-count="0" meta:image-count="0" meta:object-count="0" meta:page-count="2" meta:paragraph-count="39" meta:word-count="341" meta:character-count="2139"/>
  </office:meta>
</office:document-meta>
</file>